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4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able_20_Heading">
      <style:text-properties style:font-name="Liberation Serif" fo:font-size="15pt" style:font-size-asian="15pt" style:font-size-complex="15pt"/>
    </style:style>
    <style:style style:name="P27" style:family="paragraph" style:parent-style-name="Table_20_Contents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officeooo:paragraph-rsid="000ab53b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8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3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0ab53b" officeooo:paragraph-rsid="0040a9d7" style:font-size-asian="15pt" style:font-weight-asian="normal" style:font-size-complex="15pt" style:font-weight-complex="normal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5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3cd1c5" officeooo:paragraph-rsid="000695b6" style:text-blinking="false" fo:background-color="transparent" style:font-size-asian="15pt" style:font-weight-asian="normal" style:font-size-complex="15pt" style:font-weight-complex="normal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4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5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6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7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8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9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1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2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6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9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0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91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2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8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9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0" style:family="paragraph" style:parent-style-name="Text_20_body">
      <style:paragraph-properties style:writing-mode="lr-tb"/>
      <style:text-properties officeooo:paragraph-rsid="0054c035"/>
    </style:style>
    <style:style style:name="P10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2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3" style:family="paragraph" style:parent-style-name="Text_20_body" style:list-style-name="L9"/>
    <style:style style:name="P10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7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0" style:family="text">
      <style:text-properties fo:color="#bf0041" loext:opacity="100%" officeooo:rsid="001e7c1b"/>
    </style:style>
    <style:style style:name="T81" style:family="text">
      <style:text-properties officeooo:rsid="001770d1"/>
    </style:style>
    <style:style style:name="T82" style:family="text">
      <style:text-properties fo:font-weight="normal" officeooo:rsid="001e8add" style:font-weight-asian="normal" style:font-weight-complex="normal"/>
    </style:style>
    <style:style style:name="T83" style:family="text">
      <style:text-properties fo:font-weight="normal" officeooo:rsid="0020fcba" style:font-weight-asian="normal" style:font-weight-complex="normal"/>
    </style:style>
    <style:style style:name="T84" style:family="text">
      <style:text-properties officeooo:rsid="0023026e"/>
    </style:style>
    <style:style style:name="T8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6" style:family="text">
      <style:text-properties officeooo:rsid="001e7c1b"/>
    </style:style>
    <style:style style:name="T87" style:family="text">
      <style:text-properties fo:font-size="9pt" style:font-size-asian="9pt" style:font-size-complex="9pt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font-size="14pt" officeooo:rsid="001e7c1b" style:font-size-asian="14pt" style:font-size-complex="14pt"/>
    </style:style>
    <style:style style:name="T90" style:family="text">
      <style:text-properties fo:font-size="9pt" fo:font-weight="normal" style:font-size-asian="9pt" style:font-weight-asian="normal" style:font-size-complex="9pt" style:font-weight-complex="normal"/>
    </style:style>
    <style:style style:name="T91" style:family="text">
      <style:text-properties fo:font-size="14pt" fo:font-weight="normal" style:font-size-asian="14pt" style:font-weight-asian="normal" style:font-size-complex="14pt" style:font-weight-complex="normal"/>
    </style:style>
    <style:style style:name="T92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3" style:family="text">
      <style:text-properties style:text-underline-style="none" fo:font-weight="bold" style:font-weight-asian="bold" style:font-weight-complex="bold"/>
    </style:style>
    <style:style style:name="T9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5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7" style:family="text">
      <style:text-properties fo:color="#bf0041" loext:opacity="100%" fo:font-weight="bold" officeooo:rsid="001770d1" style:font-weight-asian="bold" style:font-weight-complex="bold"/>
    </style:style>
    <style:style style:name="T98" style:family="text">
      <style:text-properties fo:color="#000000" loext:opacity="100%"/>
    </style:style>
    <style:style style:name="T99" style:family="text">
      <style:text-properties fo:color="#000000" loext:opacity="100%" officeooo:rsid="0059790e"/>
    </style:style>
    <style:style style:name="T100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1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2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3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style:font-name="Liberation Serif"/>
    </style:style>
    <style:style style:name="T105" style:family="text">
      <style:text-properties style:font-name="Liberation Serif" officeooo:rsid="002028a8"/>
    </style:style>
    <style:style style:name="T106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07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08" style:family="text">
      <style:text-properties fo:font-weight="normal" officeooo:rsid="0001f2b4" style:font-weight-asian="normal" style:font-weight-complex="normal"/>
    </style:style>
    <style:style style:name="T109" style:family="text">
      <style:text-properties fo:font-weight="normal" officeooo:rsid="001b9b4f" style:font-weight-asian="normal" style:font-weight-complex="normal"/>
    </style:style>
    <style:style style:name="T110" style:family="text">
      <style:text-properties officeooo:rsid="001b9b4f"/>
    </style:style>
    <style:style style:name="T111" style:family="text">
      <style:text-properties fo:font-weight="normal" officeooo:rsid="00256fbe" style:font-weight-asian="normal" style:font-weight-complex="normal"/>
    </style:style>
    <style:style style:name="T112" style:family="text">
      <style:text-properties fo:color="#000000" loext:opacity="100%" officeooo:rsid="000496ee" style:font-weight-asian="bold" style:font-weight-complex="bold"/>
    </style:style>
    <style:style style:name="T113" style:family="text">
      <style:text-properties officeooo:rsid="00256fbe"/>
    </style:style>
    <style:style style:name="T114" style:family="text">
      <style:text-properties fo:font-weight="normal"/>
    </style:style>
    <style:style style:name="T115" style:family="text">
      <style:text-properties fo:font-weight="normal" officeooo:rsid="00256fbe"/>
    </style:style>
    <style:style style:name="T116" style:family="text">
      <style:text-properties fo:color="#ff0000" loext:opacity="100%"/>
    </style:style>
    <style:style style:name="T117" style:family="text">
      <style:text-properties fo:font-weight="normal" officeooo:rsid="003c9902" style:font-weight-asian="normal" style:font-weight-complex="normal"/>
    </style:style>
    <style:style style:name="T118" style:family="text">
      <style:text-properties fo:color="#ff0000" loext:opacity="100%" officeooo:rsid="000496ee"/>
    </style:style>
    <style:style style:name="T119" style:family="text">
      <style:text-properties fo:font-weight="normal" officeooo:rsid="003cd1c5" style:font-weight-asian="normal" style:font-weight-complex="normal"/>
    </style:style>
    <style:style style:name="T120" style:family="text">
      <style:text-properties fo:color="#ff0000" loext:opacity="100%" officeooo:rsid="000695b6"/>
    </style:style>
    <style:style style:name="T121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23" style:family="text">
      <style:text-properties fo:color="#000000" loext:opacity="100%" fo:font-weight="normal" style:font-weight-asian="normal" style:font-weight-complex="normal"/>
    </style:style>
    <style:style style:name="T124" style:family="text">
      <style:text-properties fo:font-weight="normal" officeooo:rsid="000496ee"/>
    </style:style>
    <style:style style:name="T125" style:family="text">
      <style:text-properties officeooo:rsid="0007906c"/>
    </style:style>
    <style:style style:name="T126" style:family="text">
      <style:text-properties fo:color="#ff0000" loext:opacity="100%" officeooo:rsid="0007906c" style:font-weight-asian="bold" style:font-weight-complex="bold"/>
    </style:style>
    <style:style style:name="T127" style:family="text">
      <style:text-properties fo:color="#000000" loext:opacity="100%" officeooo:rsid="0007906c" style:font-weight-asian="bold" style:font-weight-complex="bold"/>
    </style:style>
    <style:style style:name="T128" style:family="text">
      <style:text-properties officeooo:rsid="000496ee" style:font-weight-asian="bold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31" style:family="text">
      <style:text-properties officeooo:rsid="0009e25c"/>
    </style:style>
    <style:style style:name="T132" style:family="text">
      <style:text-properties fo:color="#000000" loext:opacity="100%" officeooo:rsid="000f79a3"/>
    </style:style>
    <style:style style:name="T133" style:family="text">
      <style:text-properties officeooo:rsid="000f79a3"/>
    </style:style>
    <style:style style:name="T13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3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39" style:family="text">
      <style:text-properties fo:color="#000000" loext:opacity="100%" officeooo:rsid="001466b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41" style:family="text">
      <style:text-properties fo:font-weight="bold"/>
    </style:style>
    <style:style style:name="T142" style:family="text">
      <style:text-properties fo:color="#bf0041" loext:opacity="100%" fo:font-weight="bold"/>
    </style:style>
    <style:style style:name="T143" style:family="text">
      <style:text-properties fo:color="#bf0041" loext:opacity="100%" fo:font-weight="bold" officeooo:rsid="0054ec08"/>
    </style:style>
    <style:style style:name="T14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4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4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0" style:family="text">
      <style:text-properties fo:font-variant="normal" fo:text-transform="none" fo:color="#bf0041" loext:opacity="100%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51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2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5" style:family="text">
      <style:text-properties officeooo:rsid="0054c035"/>
    </style:style>
    <style:style style:name="T15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officeooo:rsid="004e5f86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59" style:family="text">
      <style:text-properties officeooo:rsid="001466bd"/>
    </style:style>
    <style:style style:name="T16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2" style:family="text">
      <style:text-properties fo:color="#158466" loext:opacity="100%"/>
    </style:style>
    <style:style style:name="T163" style:family="text">
      <style:text-properties fo:color="#ad1457" loext:opacity="100%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6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6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0" style:family="text">
      <style:text-properties fo:font-size="15pt" officeooo:rsid="0011f355" style:font-size-asian="15pt" style:font-size-complex="15pt"/>
    </style:style>
    <style:style style:name="T171" style:family="text">
      <style:text-properties fo:font-size="15pt" style:font-size-asian="15pt" style:font-size-complex="15pt"/>
    </style:style>
    <style:style style:name="T172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2">___________________________________________________________________________________________<text:span text:style-name="T9">__________________</text:span></text:p>
      <text:p text:style-name="P8"><text:span text:style-name="T10">$</text:span><text:span text:style-name="T15"> </text:span><text:span text:style-name="T11">ls</text:span></text:p>
      <text:p text:style-name="P9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0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1"><text:s text:c="5"/><text:tab/></text:p>
      <text:p text:style-name="P12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3">-h <text:tab/>=<text:tab/>--human-readable <text:s/></text:p>
      <text:p text:style-name="P13">-r <text:tab/>=<text:tab/>--reverse</text:p>
      <text:p text:style-name="P13">-<text:span text:style-name="T22">R<text:tab/>=<text:tab/>--recursive</text:span></text:p>
      <text:p text:style-name="P14">-ls <text:tab/>= <text:tab/>-l -s <text:s text:c="30"/><text:span text:style-name="T22">************</text:span></text:p>
      <text:p text:style-name="P14">-<text:span text:style-name="T22">a<text:tab/>=<text:tab/>--</text:span><text:span text:style-name="T23">all</text:span></text:p>
      <text:p text:style-name="P15"/>
      <text:p text:style-name="P13">-l <text:s/>→ long listing</text:p>
      <text:p text:style-name="P13">-s <text:s/>→ show block size</text:p>
      <text:p text:style-name="P16"/>
      <text:p text:style-name="P17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8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8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19">$<text:span text:style-name="T36"> ls -</text:span><text:span text:style-name="T37">ls –human-readable</text:span></text:p>
      <text:p text:style-name="P19"><text:span text:style-name="T26">$</text:span><text:span text:style-name="T27"> ls -</text:span><text:span text:style-name="T36">ls <text:s/>-</text:span><text:span text:style-name="T37">r <text:s text:c="2"/></text:span></text:p>
      <text:p text:style-name="P2">___________________________________________________________________________________________<text:span text:style-name="T9">__________________</text:span></text:p>
      <text:p text:style-name="P8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0">$ <text:span text:style-name="T36">sudo -i  <text:s text:c="2"/></text:span><text:s text:c="40"/><text:tab/> <text:tab/><text:tab/> <text:s/><text:tab/><text:tab/><text:tab/><text:tab/> <text:tab/><text:tab/><text:tab/><text:tab/><text:tab/><text:tab/> <text:s text:c="6"/><text:span text:style-name="T14"><text:s/># </text:span><text:span text:style-name="T41">Super</text:span><text:span text:style-name="T14"> user😎️ </text:span></text:p>
      <text:p text:style-name="P21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2">___________________________________________________________________________________________<text:span text:style-name="T9">__________________</text:span></text:p>
      <text:p text:style-name="P22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/># </text:span><text:span text:style-name="T14">Remove specific files</text:span><text:span text:style-name="T45"> </text:span></text:p>
      <text:p text:style-name="P22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# </text:span><text:span text:style-name="T14">Remove specific empty directories</text:span><text:span text:style-name="T45"> </text:span></text:p>
      <text:p text:style-name="P23">rm -rf */</text:p>
      <text:p text:style-name="P23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4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3"/>
      <text:p text:style-name="P22"><text:span text:style-name="T26">$</text:span> <text:span text:style-name="T36">rm -r</text:span> <text:span text:style-name="T44">folder <text:s text:c="3"/></text:span></text:p>
      <text:p text:style-name="P25"><text:tab/>or <text:s text:c="4"/></text:p>
      <text:p text:style-name="P22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6">Flag</text:p>
            </table:table-cell>
            <table:table-cell table:style-name="Table1.A1" office:value-type="string">
              <text:p text:style-name="P26">Meaning</text:p>
            </table:table-cell>
            <table:table-cell table:style-name="Table1.A1" office:value-type="string">
              <text:p text:style-name="P26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7">recursive <text:s/># delete directories 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7">force (no confirmation, ignore errors<text:span text:style-name="T51">)</text:span> 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7">interactive (ask before deleting each file <text:span text:style-name="T51">)</text:span></text:p>
          </table:table-cell>
          <table:table-cell table:style-name="Table1.A1" office:value-type="string">
            <text:p text:style-name="P28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29"/>
      <text:p text:style-name="P30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1">It will ask:</text:p>
      <text:p text:style-name="P32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3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4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5">___________________________________________________________________________________________<text:span text:style-name="T9">__________________</text:span></text:p>
      <text:p text:style-name="P36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6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7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7"><text:span text:style-name="Source_20_Text"><text:span text:style-name="T74"><text:tab/></text:span></text:span></text:p>
      <text:h text:style-name="P38" text:outline-level="3"><text:span text:style-name="Source_20_Text"><text:span text:style-name="T69">If you want to search for a specific command:</text:span></text:span></text:h>
      <text:p text:style-name="P39"><text:span text:style-name="T75">Press </text:span><text:span text:style-name="Strong_20_Emphasis"><text:span text:style-name="T75">Ctrl + R</text:span></text:span><text:span text:style-name="T75"> and start typing — it will search your history. <text:tab/><text:tab/></text:span><text:span text:style-name="T76">*********</text:span></text:p>
      <text:p text:style-name="P37"><text:span text:style-name="Source_20_Text"><text:span text:style-name="T74"><text:s text:c="2"/><text:tab/><text:tab/><text:tab/><text:tab/><text:tab/><text:tab/><text:tab/><text:tab/></text:span></text:span></text:p>
      <text:p text:style-name="P37"><text:span text:style-name="Source_20_Text"><text:span text:style-name="T77">Y</text:span></text:span><text:span text:style-name="Source_20_Text"><text:span text:style-name="T77">o</text:span></text:span><text:span text:style-name="Source_20_Text"><text:span text:style-name="T77">u </text:span></text:span><text:span text:style-name="Source_20_Text"><text:span text:style-name="T77">c</text:span></text:span><text:span text:style-name="Source_20_Text"><text:span text:style-name="T77">a</text:span></text:span><text:span text:style-name="Source_20_Text"><text:span text:style-name="T77">n </text:span></text:span><text:span text:style-name="Source_20_Text"><text:span text:style-name="T77">a</text:span></text:span><text:span text:style-name="Source_20_Text"><text:span text:style-name="T77">l</text:span></text:span><text:span text:style-name="Source_20_Text"><text:span text:style-name="T77">s</text:span></text:span><text:span text:style-name="Source_20_Text"><text:span text:style-name="T77">o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7">Cl</text:span></text:span><text:span text:style-name="Source_20_Text"><text:span text:style-name="T74">ear the commands history list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7">w</text:span></text:span><text:span text:style-name="Source_20_Text"><text:span text:style-name="T74">rite history file with history of current Bash shell</text:span></text:span></text:p>
      <text:p text:style-name="P37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7">D</text:span></text:span><text:span text:style-name="Source_20_Text"><text:span text:style-name="T74">elete the history entry at the specified offset</text:span></text:span></text:p>
      <text:p text:style-name="P37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0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8">___________________________________________________________________________________________</text:span></text:span><text:span text:style-name="Source_20_Text"><text:span text:style-name="T79">__________________</text:span></text:span></text:p>
      <text:p text:style-name="P41">$ <text:span text:style-name="T80">lsblk</text:span><text:span text:style-name="T81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2">Block </text:span><text:span text:style-name="Strong_20_Emphasis"><text:span text:style-name="T83"><text:s/></text:span></text:span></text:p>
      <text:p text:style-name="P42"><text:tab/><text:tab/><text:tab/><text:tab/><text:tab/><text:tab/><text:tab/><text:tab/><text:tab/><text:tab/><text:tab/><text:tab/><text:tab/><text:tab/><text:tab/><text:tab/><text:tab/><text:tab/> # <text:s/><text:span text:style-name="T84">or </text:span><text:span text:style-name="Strong_20_Emphasis"><text:span text:style-name="T82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3"><text:span text:style-name="Strong_20_Emphasis"><text:span text:style-name="T85"><text:s text:c="44"/>ASCII</text:span></text:span></text:p>
          </table:table-cell>
        </table:table-row>
        <table:table-row>
          <table:table-cell table:style-name="Table2.A1" office:value-type="string">
            <text:p text:style-name="P44"><text:span text:style-name="T2"><text:s text:c="4"/></text:span><text:s/><text:span text:style-name="T86">=</text:span> <text:s/>all characters from all languages + symbols + emojis</text:p>
            <text:p text:style-name="P45"><text:span text:style-name="Strong_20_Emphasis"><text:span text:style-name="T82"><text:tab/><text:tab/><text:tab/><text:tab/><text:tab/><text:tab/><text:tab/> <text:s text:c="10"/>(Universal Characters </text:span></text:span><text:span text:style-name="Strong_20_Emphasis"><text:span text:style-name="T87"><text:tab/><text:tab/><text:tab/><text:tab/><text:tab/><text:tab/><text:tab/> <text:s text:c="2"/></text:span></text:span></text:p>
            <text:p text:style-name="P44"><text:s text:c="2"/><text:span text:style-name="T88"><text:s/>ह 你 ச আ </text:span><text:span text:style-name="T89"><text:s/>محبت A a Z z </text:span><text:span text:style-name="T88">✓ ✔ ✘ ✨ ★ → ← ↑ │ ─ ┼ 😊 😎 ❤️</text:span> </text:p>
          </table:table-cell>
          <table:table-cell table:style-name="Table2.A1" office:value-type="string">
            <text:p text:style-name="P44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5"><text:span text:style-name="Strong_20_Emphasis"><text:span text:style-name="T14"><text:s text:c="70"/>(letters, numbers, basic symbols </text:span></text:span></text:p>
            <text:p text:style-name="P44"><text:span text:style-name="Strong_20_Emphasis"><text:span text:style-name="T14"><text:s text:c="2"/></text:span></text:span></text:p>
            <text:p text:style-name="P44"><text:span text:style-name="Strong_20_Emphasis"><text:span text:style-name="T90"><text:s text:c="2"/></text:span></text:span><text:span text:style-name="Strong_20_Emphasis"><text:span text:style-name="T14"><text:s/></text:span></text:span><text:span text:style-name="Strong_20_Emphasis"><text:span text:style-name="T91">A a</text:span></text:span><text:span text:style-name="Strong_20_Emphasis"><text:span text:style-name="T92"> z</text:span></text:span><text:span text:style-name="Strong_20_Emphasis"><text:span text:style-name="T91"> </text:span></text:span><text:span text:style-name="Strong_20_Emphasis"><text:span text:style-name="T92">Z </text:span></text:span><text:span text:style-name="Strong_20_Emphasis"><text:span text:style-name="T91">0 1 </text:span></text:span><text:span text:style-name="Strong_20_Emphasis"><text:span text:style-name="T92">9 </text:span></text:span><text:span text:style-name="Strong_20_Emphasis"><text:span text:style-name="T91">! @ # $ % ^ &amp; *- _ + = / ? .</text:span></text:span></text:p>
          </table:table-cell>
        </table:table-row>
        <table:table-row>
          <table:table-cell table:style-name="Table2.A1" office:value-type="string">
            <text:p text:style-name="P46"><text:span text:style-name="T14"><text:s text:c="3"/>Whereas </text:span><text:span text:style-name="T93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6"><text:span text:style-name="T94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7"><text:span text:style-name="Strong_20_Emphasis"><text:span text:style-name="T95"><text:s text:c="3"/>Examples</text:span></text:span></text:p>
            <text:p text:style-name="P48"><text:span text:style-name="Source_20_Text"><text:span text:style-name="T96"><text:s text:c="3"/>$ </text:span></text:span><text:span text:style-name="Source_20_Text"><text:span text:style-name="T97">lsblk</text:span></text:span></text:p>
            <text:p text:style-name="P43"><text:s text:c="3"/>Uses <text:span text:style-name="Strong_20_Emphasis"><text:span text:style-name="T14">Unicode</text:span></text:span> characters for pretty tree:</text:p>
            <text:p text:style-name="P49"><text:span text:style-name="Source_20_Text"><text:s text:c="2"/>├─sda1</text:span></text:p>
            <text:p text:style-name="P50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1"><text:span text:style-name="Source_20_Text"><text:span text:style-name="T96"><text:s text:c="3"/></text:span></text:span></text:p>
            <text:p text:style-name="P51"><text:span text:style-name="Source_20_Text"><text:span text:style-name="T96"><text:s text:c="4"/>$ </text:span></text:span><text:span text:style-name="Source_20_Text"><text:span text:style-name="T97">lsblk --ascii</text:span></text:span></text:p>
            <text:p text:style-name="P43"><text:span text:style-name="T98"><text:s text:c="3"/>Uses </text:span><text:span text:style-name="Strong_20_Emphasis"><text:span text:style-name="T98">ASCII</text:span></text:span><text:span text:style-name="T98"> (simple characters</text:span><text:span text:style-name="T99">)</text:span><text:span text:style-name="T98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2"><text:span text:style-name="Strong_20_Emphasis"><text:span text:style-name="T100"><text:s text:c="96"/>ASCII</text:span></text:span><text:span text:style-name="Strong_20_Emphasis"><text:span text:style-name="T101"> </text:span></text:span><text:span text:style-name="Strong_20_Emphasis"><text:span text:style-name="T102">⊂ <text:s/></text:span></text:span><text:span text:style-name="Strong_20_Emphasis"><text:span text:style-name="T103">Unicode</text:span></text:span></text:p>
            <text:p text:style-name="P47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4"><text:s text:c="5"/><text:tab/><text:tab/><text:tab/></text:p>
      <text:p text:style-name="P53"><text:span text:style-name="Source_20_Text"><text:span text:style-name="T104">___________________________________________________________________________________________</text:span></text:span><text:span text:style-name="Source_20_Text"><text:span text:style-name="T105">__________________</text:span></text:span></text:p>
      <text:p text:style-name="P53"><text:span text:style-name="Source_20_Text"><text:span text:style-name="T79"/></text:span></text:p>
      <text:p text:style-name="P53"><text:span text:style-name="Source_20_Text"><text:span text:style-name="T79"/></text:span></text:p>
      <text:p text:style-name="P53"><text:span text:style-name="Source_20_Text"><text:span text:style-name="T79"/></text:span></text:p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35"/>
      <text:p text:style-name="P35"/>
      <text:p text:style-name="P35">___________________________________________________________________________________________<text:span text:style-name="T9">__________________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34"><text:span text:style-name="T55"><text:line-break/></text:span><text:span text:style-name="T106">___________________________________________________________________________________________</text:span><text:span text:style-name="T107">__________________</text:span></text:p>
      <text:p text:style-name="P55"><text:span text:style-name="T26">$</text:span> <text:span text:style-name="T36">mkdir</text:span> <text:span text:style-name="T14">folder</text:span><text:span text:style-name="T108">_</text:span><text:span text:style-name="T14">name<text:tab/></text:span></text:p>
      <text:p text:style-name="P55">$ <text:span text:style-name="T36">mkdir</text:span> <text:span text:style-name="T14">path/to/</text:span><text:span text:style-name="T109">folder_name</text:span><text:span text:style-name="T14">{</text:span><text:span text:style-name="T109">1</text:span><text:span text:style-name="T14">..10}</text:span><text:tab/><text:tab/><text:tab/><text:tab/><text:tab/><text:tab/><text:tab/> <text:s text:c="5"/><text:span text:style-name="T110"><text:s/># </text:span><text:span text:style-name="T14">Create multiple </text:span><text:span text:style-name="T111">folder</text:span><text:span text:style-name="T14"> with an increasing number</text:span><text:span text:style-name="T109"> </text:span><text:span text:style-name="T14"><text:tab/></text:span></text:p>
      <text:p text:style-name="P56"><text:span text:style-name="T112">$</text:span> <text:span text:style-name="T36">touch path/to/file{1..10}</text:span><text:tab/><text:tab/><text:tab/><text:tab/><text:tab/><text:tab/><text:tab/><text:tab/><text:tab/><text:tab/><text:span text:style-name="T113"> # </text:span><text:span text:style-name="T114">Create multiple files with an increasing number</text:span><text:span text:style-name="T115"> </text:span></text:p>
      <text:p text:style-name="P57"><text:span text:style-name="T26">$</text:span> <text:span text:style-name="T36">touch</text:span> <text:span text:style-name="T14">1.txt</text:span></text:p>
      <text:p text:style-name="P2">___________________________________________________________________________________________<text:span text:style-name="T9">__________________</text:span></text:p>
      <text:p text:style-name="P58"><text:span text:style-name="T116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17"><text:s/># Display file/folder information </text:span></text:p>
      <text:p text:style-name="P59"><text:span text:style-name="T118">$</text:span> uptime<text:tab/><text:tab/><text:tab/><text:tab/><text:tab/><text:tab/><text:tab/><text:tab/><text:tab/><text:tab/><text:tab/><text:tab/><text:tab/> <text:s text:c="8"/><text:span text:style-name="T119"><text:s/># Tell how long the system has been running </text:span></text:p>
      <text:p text:style-name="P60"/>
      <text:p text:style-name="P59"><text:span text:style-name="T118">$</text:span> nautilus  <text:span text:style-name="T14">path/path/path</text:span></text:p>
      <text:p text:style-name="P61"><text:span text:style-name="T118">$</text:span> nautilus  <text:span text:style-name="T14">.</text:span></text:p>
      <text:p text:style-name="P62"/>
      <text:p text:style-name="P59"><text:span text:style-name="T118">$</text:span> whoami</text:p>
      <text:p text:style-name="P59"><text:span text:style-name="T118">$</text:span> exit</text:p>
      <text:p text:style-name="P59"><text:span text:style-name="T118">$</text:span> grep -r "<text:span text:style-name="T14">word_find</text:span>"  <text:span text:style-name="T14">folder/<text:tab/><text:tab/><text:tab/><text:tab/></text:span><text:span text:style-name="T120">*******************************</text:span></text:p>
      <text:p text:style-name="P63"><text:span text:style-name="T121">$</text:span><text:span text:style-name="T122"> npm install –legacy-peer-deps</text:span></text:p>
      <text:p text:style-name="P64">$ <text:span text:style-name="T123">command1</text:span><text:span text:style-name="T98"> | </text:span><text:span text:style-name="T123">command2</text:span><text:span text:style-name="T98"> | </text:span><text:span text:style-name="T123">command3</text:span><text:span text:style-name="T26"> <text:s/></text:span><text:span text:style-name="T124"><text:tab/><text:tab/><text:tab/></text:span><text:span text:style-name="T114">vs<text:tab/><text:tab/><text:tab/></text:span>$ <text:span text:style-name="T98">command1</text:span></text:p>
      <text:p text:style-name="P65"><text:span text:style-name="T116"><text:tab/><text:tab/><text:tab/><text:tab/><text:tab/><text:tab/><text:tab/><text:tab/><text:tab/><text:tab/><text:tab/><text:tab/><text:tab/>$ </text:span>command<text:span text:style-name="T125">2</text:span></text:p>
      <text:p text:style-name="P65"><text:span text:style-name="T126"><text:tab/><text:tab/><text:tab/><text:tab/><text:tab/><text:tab/><text:tab/><text:tab/><text:tab/><text:tab/><text:tab/><text:tab/><text:tab/>$ </text:span><text:span text:style-name="T127">command3</text:span><text:span text:style-name="T128"> </text:span></text:p>
      <text:p text:style-name="P66"/>
      <text:p text:style-name="P66"/>
      <text:p text:style-name="P67"><text:span text:style-name="Strong_20_Emphasis"><text:span text:style-name="T48">Run command 2 if command 1 succeeds</text:span></text:span><text:span text:style-name="T48">:</text:span></text:p>
      <text:p text:style-name="P68"><text:span text:style-name="Source_20_Text"><text:span text:style-name="T48">command1 &amp;&amp; command2</text:span></text:span></text:p>
      <text:list text:style-name="L2">
        <text:list-item>
          <text:p text:style-name="P69"><text:span text:style-name="Strong_20_Emphasis"><text:span text:style-name="T48">Run command 2 if command 1 fails</text:span></text:span><text:span text:style-name="T48">:</text:span></text:p>
        </text:list-item>
      </text:list>
      <text:p text:style-name="P68"><text:span text:style-name="Source_20_Text"><text:span text:style-name="T48">command1 || command2</text:span></text:span></text:p>
      <text:list text:style-name="L3">
        <text:list-item>
          <text:p text:style-name="P70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1"><text:span text:style-name="Source_20_Text"><text:span text:style-name="T48">command1; command2</text:span></text:span></text:p>
      <text:p text:style-name="P67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2">You can use it for filtering, transforming, sorting, and processing data in real-time.</text:p>
        </text:list-item>
      </text:list>
      <text:p text:style-name="P66"/>
      <text:p text:style-name="P73"><text:span text:style-name="T121">$</text:span><text:span text:style-name="T122"> </text:span><text:span text:style-name="T129">tldr command <text:s/># eg. tldr tldr or tlder man </text:span></text:p>
      <text:p text:style-name="P73"><text:span text:style-name="T118">$</text:span> man command</text:p>
      <text:p text:style-name="P73"><text:span text:style-name="T121">$</text:span><text:span text:style-name="T122"> </text:span><text:span text:style-name="T130">cat</text:span></text:p>
      <text:p text:style-name="P74"><text:span text:style-name="T118">$</text:span> <text:span text:style-name="T131">wget</text:span></text:p>
      <text:p text:style-name="P75">$<text:span text:style-name="T98"> </text:span><text:span text:style-name="T132">cp</text:span></text:p>
      <text:p text:style-name="P76"><text:span text:style-name="T116">$</text:span> <text:span text:style-name="T133">mv</text:span></text:p>
      <text:p text:style-name="P76"><text:span text:style-name="T121">$</text:span><text:span text:style-name="T122"> </text:span><text:span text:style-name="T134">find</text:span></text:p>
      <text:p text:style-name="P77"><text:span text:style-name="T135">$</text:span><text:span text:style-name="T136"> </text:span><text:span text:style-name="T137">chmod</text:span></text:p>
      <text:p text:style-name="P76"><text:span text:style-name="T121">$</text:span><text:span text:style-name="T122"> </text:span><text:span text:style-name="T138">nano</text:span></text:p>
      <text:p text:style-name="P78">$<text:span text:style-name="T98"> </text:span><text:span text:style-name="T139">nautilus</text:span></text:p>
      <text:p text:style-name="P79"><text:span text:style-name="T14"/></text:p>
      <text:p text:style-name="P80"><text:span text:style-name="T135">$</text:span><text:span text:style-name="T136"> </text:span><text:span text:style-name="T140">wc -l</text:span></text:p>
      <text:p text:style-name="P80"><text:span text:style-name="T141"/></text:p>
      <text:p text:style-name="P81"><text:span text:style-name="T121">$</text:span><text:span text:style-name="T122"> </text:span><text:span text:style-name="T138">n</text:span></text:p>
      <text:p text:style-name="P81"><text:span text:style-name="T118">$</text:span> n</text:p>
      <text:p text:style-name="P81"/>
      <text:p text:style-name="P82"/>
      <text:p text:style-name="P82"/>
      <text:p text:style-name="P83"><text:span text:style-name="Source_20_Text"><text:span text:style-name="T104">/tmp</text:span></text:span><text:span text:style-name="T104"> is a </text:span><text:span text:style-name="Strong_20_Emphasis"><text:span text:style-name="T104">temporary directory</text:span></text:span><text:span text:style-name="T104"> in Linux.</text:span></text:p>
      <text:list text:style-name="L5">
        <text:list-item>
          <text:p text:style-name="P84"><text:span text:style-name="T104">It stores files that are deleted </text:span><text:span text:style-name="Strong_20_Emphasis"><text:span text:style-name="T104">automatically after reboot</text:span></text:span><text:span text:style-name="T104"> or sometimes after a few days.</text:span></text:p>
        </text:list-item>
      </text:list>
      <text:p text:style-name="P82"/>
      <text:p text:style-name="P82"/>
      <text:p text:style-name="P85"><text:span text:style-name="Source_20_Text"><text:span text:style-name="T104">/tmp</text:span></text:span><text:span text:style-name="T104"> means: the folder named </text:span><text:span text:style-name="Strong_20_Emphasis"><text:span text:style-name="T104">tmp</text:span></text:span><text:span text:style-name="T104"> inside root (</text:span><text:span text:style-name="Source_20_Text"><text:span text:style-name="T104">/</text:span></text:span><text:span text:style-name="T104"> </text:span></text:p>
      <text:list text:style-name="L6">
        <text:list-item>
          <text:p text:style-name="P86"><text:span text:style-name="Source_20_Text"><text:span text:style-name="T104">tmp/</text:span></text:span><text:span text:style-name="T104"> means: a folder named </text:span><text:span text:style-name="Strong_20_Emphasis"><text:span text:style-name="T104">tmp</text:span></text:span><text:span text:style-name="T104"> inside your </text:span><text:span text:style-name="Strong_20_Emphasis"><text:span text:style-name="T104">current directory</text:span></text:span><text:span text:style-name="T104"><text:line-break/></text:span></text:p>
        </text:list-item>
      </text:list>
      <text:p text:style-name="P87"/>
      <text:p text:style-name="P83"><text:span text:style-name="Source_20_Text"><text:span text:style-name="T104">/opt</text:span></text:span><text:span text:style-name="T104"> = </text:span><text:span text:style-name="Strong_20_Emphasis"><text:span text:style-name="T104">optional application software</text:span></text:span><text:span text:style-name="T104"><text:line-break/>It is part of official Linux Filesystem Hierarchy Standard (FHS .</text:span></text:p>
      <text:h text:style-name="P88" text:outline-level="3">✔ Meaning:</text:h>
      <text:p text:style-name="P89"><text:span text:style-name="Source_20_Text"><text:span text:style-name="T104">opt</text:span></text:span><text:span text:style-name="T104"> = </text:span><text:span text:style-name="Strong_20_Emphasis"><text:span text:style-name="T104">optional</text:span></text:span><text:span text:style-name="T104"><text:line-break/>This folder is used for applications that </text:span><text:span text:style-name="Strong_20_Emphasis"><text:span text:style-name="T104">are not part of the OS</text:span></text:span><text:span text:style-name="T104"> — custom software, third-party tools, your own scripts, etc.</text:span></text:p>
      <text:h text:style-name="P90" text:outline-level="3"><text:span text:style-name="T104">✔ Why use </text:span><text:span text:style-name="Source_20_Text"><text:span text:style-name="T104">/opt</text:span></text:span><text:span text:style-name="T104">?</text:span></text:h>
      <text:p text:style-name="P31">Because it is:</text:p>
      <text:list text:style-name="L7">
        <text:list-item>
          <text:p text:style-name="P91"><text:span text:style-name="Strong_20_Emphasis"><text:span text:style-name="T104">Persistent</text:span></text:span><text:span text:style-name="T104"> (does NOT delete on reboot </text:span></text:p>
        </text:list-item>
        <text:list-item>
          <text:p text:style-name="P91"><text:span text:style-name="Strong_20_Emphasis"><text:span text:style-name="T104">Clean</text:span></text:span><text:span text:style-name="T104"> (keeps your custom apps separate from system files </text:span></text:p>
        </text:list-item>
        <text:list-item>
          <text:p text:style-name="P91"><text:span text:style-name="Strong_20_Emphasis"><text:span text:style-name="T104">Standard</text:span></text:span><text:span text:style-name="T104"> across Ubuntu/Kali/other Linux distros</text:span></text:p>
        </text:list-item>
        <text:list-item>
          <text:p text:style-name="P91"><text:span text:style-name="T104">Good for </text:span><text:span text:style-name="Strong_20_Emphasis"><text:span text:style-name="T104">manual installations</text:span></text:span><text:span text:style-name="T104"> (vs </text:span><text:span text:style-name="Source_20_Text"><text:span text:style-name="T104">/usr/bin</text:span></text:span><text:span text:style-name="T104"> which is for package-managed software </text:span></text:p>
        </text:list-item>
      </text:list>
      <text:h text:style-name="P88" text:outline-level="3">✔ Example:</text:h>
      <text:list text:style-name="L8">
        <text:list-item>
          <text:p text:style-name="P92"><text:span text:style-name="T104">Google Chrome installs in </text:span><text:span text:style-name="Source_20_Text"><text:span text:style-name="T104">/opt/google/</text:span></text:span></text:p>
        </text:list-item>
        <text:list-item>
          <text:p text:style-name="P92"><text:span text:style-name="T104">Android Studio installs in </text:span><text:span text:style-name="Source_20_Text"><text:span text:style-name="T104">/opt/android-studio/</text:span></text:span></text:p>
        </text:list-item>
        <text:list-item>
          <text:p text:style-name="P92"><text:span text:style-name="T104">You can keep your custom tools in </text:span><text:span text:style-name="Source_20_Text"><text:span text:style-name="T104">/opt/mytools/</text:span></text:span></text:p>
        </text:list-item>
      </text:list>
      <text:p text:style-name="P82"/>
      <text:p text:style-name="P82"/>
      <text:p text:style-name="P82"><text:soft-page-break/></text:p>
      <text:p text:style-name="P93"/>
      <text:p text:style-name="P93"/>
      <text:p text:style-name="P94"><text:span text:style-name="T142">___________________________</text:span><text:span text:style-name="T143">_________________ Development Purpose ___________</text:span><text:span text:style-name="T142">__________________________________</text:span></text:p>
      <text:p text:style-name="P95"><text:span text:style-name="T38">$</text:span><text:span text:style-name="T15"> </text:span><text:span text:style-name="T144">nvm ls</text:span><text:span text:style-name="T145">   </text:span><text:span text:style-name="T15"> </text:span><text:span text:style-name="T15">         </text:span></text:p>
      <text:p text:style-name="P94"><text:span text:style-name="T40">$ </text:span><text:span text:style-name="T146">nvm use 20.17.0 <text:s text:c="17"/></text:span><text:span text:style-name="T147">#</text:span><text:span text:style-name="T148"> </text:span><text:span text:style-name="T147">Find out which versions of Node.js you may have installed and which one of those you're currently using</text:span></text:p>
      <text:p text:style-name="P80"><text:span text:style-name="T149">___________________________</text:span><text:span text:style-name="T150">____________________ </text:span><text:span text:style-name="T149">R</text:span><text:span text:style-name="T150">are</text:span><text:span text:style-name="T149">ly Used </text:span><text:span text:style-name="T150">___________</text:span><text:span text:style-name="T149">_______________________________________</text:span></text:p>
      <text:p text:style-name="P80"><text:span text:style-name="T151">$ </text:span><text:span text:style-name="T152">nslookup google.com </text:span><text:span text:style-name="T151">                                               </text:span><text:span text:style-name="T153">          <text:s text:c="64"/> </text:span><text:span text:style-name="T154"># Find the IP Address of a Website</text:span></text:p>
      <text:p text:style-name="P96">_________________________<text:span text:style-name="T155">_________________________</text:span> <text:span text:style-name="T155">Swap <text:s/>_____________________</text:span>________________________________</text:p>
      <text:p text:style-name="P80"><text:span text:style-name="T156">$ </text:span><text:span text:style-name="T146">sudo swapoff -a</text:span><text:span text:style-name="T156"> </text:span><text:span text:style-name="T151">                                                                                           <text:tab/><text:tab/><text:tab/><text:tab/><text:tab/><text:tab/><text:tab/> <text:s text:c="6"/></text:span><text:span text:style-name="T154"># swap memory off</text:span></text:p>
      <text:p text:style-name="P97">_______________________________<text:span text:style-name="T157">______</text:span> 🔑 Unlocking Your WD Passport Drive <text:s/>_________________________________<text:span text:style-name="T9">____</text:span></text:p>
      <text:p text:style-name="P98"><text:span text:style-name="T158">$</text:span><text:span text:style-name="T159"> </text:span>sudo apt update <text:s/><text:tab/><text:tab/><text:tab/></text:p>
      <text:p text:style-name="P98"><text:span text:style-name="T158">$</text:span><text:span text:style-name="T160"> </text:span>sudo apt install -y python3-pip git</text:p>
      <text:p text:style-name="P98"><text:span text:style-name="T158">$</text:span><text:span text:style-name="T160"> </text:span>sudo pip3 install pyudev git+https://github.com/crypto-universe/py_sg –break-system-packages</text:p>
      <text:p text:style-name="P99"><text:span text:style-name="T38">$</text:span><text:span text:style-name="T161"> </text:span><text:span text:style-name="T162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9"><text:span text:style-name="T38">$</text:span><text:span text:style-name="T161"> </text:span><text:span text:style-name="T162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59">will vanish when rebooted</text:span></text:p>
      <text:p text:style-name="P99"><text:span text:style-name="T38">$</text:span><text:span text:style-name="T161"> </text:span><text:span text:style-name="T162">wget https://raw.githubusercontent.com/0-duke/wdpassport-utils/master/wdpassport-utils.py -O wdpassport-utils.py</text:span><text:span text:style-name="T163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9"><text:span text:style-name="T38">$</text:span><text:span text:style-name="T161"> </text:span><text:span text:style-name="T162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0"><text:span text:style-name="T164">$</text:span><text:span text:style-name="T165"> </text:span><text:span text:style-name="T166">sudo python3 /tmp/wdpassport-utils.py -u -d /dev/</text:span><text:span text:style-name="T167">sdx*</text:span><text:span text:style-name="T168"><text:tab/> <text:s text:c="11"/></text:span><text:span text:style-name="T164">#</text:span><text:span text:style-name="T14">🔓</text:span><text:span text:style-name="T168">Unlock your WD Passport drive (replace sdx* with actual device </text:span></text:p>
      <text:h text:style-name="P101" text:outline-level="2">Flags Used</text:h>
      <text:list text:style-name="L9">
        <text:list-item>
          <text:p text:style-name="P102"><text:span text:style-name="Strong_20_Emphasis"><text:span text:style-name="Source_20_Text">-u</text:span></text:span> <text:s text:c="25"/>→ Unlock the drive 🔓</text:p>
        </text:list-item>
        <text:list-item>
          <text:p text:style-name="P10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3"><text:span text:style-name="T169">+x</text:span><text:span text:style-name="T170"> <text:s text:c="25"/>→ </text:span><text:span text:style-name="T171">add execute permission ⚙️</text:span></text:p>
        </text:list-item>
      </text:list>
      <text:p text:style-name="P104"/>
      <text:p text:style-name="P105">_______________________________<text:span text:style-name="T157">_____</text:span>___<text:span text:style-name="T157">_____</text:span> Fan Mode Commands <text:s/>_________________________________<text:span text:style-name="T9">___________</text:span></text:p>
      <text:p text:style-name="P105"/>
      <text:p text:style-name="P106">0 -&gt; Super Silent Mode 🔇</text:p>
      <text:p text:style-name="P106">1 -&gt; Standard Mode ⚙️</text:p>
      <text:p text:style-name="P106">2 -&gt; Dust Cleaning 🧹</text:p>
      <text:p text:style-name="P106">4 -&gt; Efficient Thermal Dissipation Mode 🌡️</text:p>
      <text:p text:style-name="P107"/>
      <text:p text:style-name="P108"><text:span text:style-name="T172">$</text:span><text:span text:style-name="T157"> </text:span>echo 0 | sudo tee /sys/bus/platform/drivers/ideapad_acpi/VPC2004:00/fan_mode</text:p>
      <text:p text:style-name="P109"><text:span text:style-name="T172">$</text:span><text:span text:style-name="T157"> </text:span>echo <text:span text:style-name="T157">1</text:span> | sudo tee /sys/bus/platform/drivers/ideapad_acpi/VPC2004:00/fan_mode</text:p>
      <text:p text:style-name="P109"><text:span text:style-name="T172">$</text:span><text:span text:style-name="T157"> </text:span>echo <text:span text:style-name="T157">2</text:span> | sudo tee /sys/bus/platform/drivers/ideapad_acpi/VPC2004:00/fan_mode</text:p>
      <text:p text:style-name="P109"><text:span text:style-name="T172">$</text:span><text:span text:style-name="T157"> </text:span>echo <text:span text:style-name="T157">4</text:span> | sudo tee /sys/bus/platform/drivers/ideapad_acpi/VPC2004:00/fan_mode</text:p>
      <text:p text:style-name="P109"/>
      <text:p text:style-name="P109"/>
      <text:p text:style-name="P109"/>
      <text:p text:style-name="P110">____________________________________________________________________________________________________________</text:p>
      <text:p text:style-name="P111"># used to broadcast important notifications or announcements to all users currently logged into the system.</text:p>
      <text:p text:style-name="P94"><text:span text:style-name="T151">$ wall "we will be going down for maintenance for one hour sharply at 03:30 pm"</text:span></text:p>
      <text:p text:style-name="P111">#combines the functionality of both the ‘uptime‘ and ‘who‘ commands,</text:p>
      <text:p text:style-name="P112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9T19:24:51.132990208</dc:date>
    <meta:editing-duration>PT23H34M51S</meta:editing-duration>
    <meta:editing-cycles>44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189" meta:word-count="1208" meta:character-count="10314" meta:non-whitespace-character-count="7642"/>
  </office:meta>
</office:document-meta>
</file>